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l proceso de reclutamiento utilizado por empresas de tecnologia en nuestro pais no funciona, los anuncios de companyias buscando talento no son otra cosa que una extensa lista de tecnologias, palabras de moda e intangibles erroneamente delimitados. Un Ingeniero Perfecto no se encuentra al pedir “80% de Ingles” o “Back end integration knowledge”, no el Ingeniero Perfecto es una rara mezcla de caracterisiticas que rara vez se pueden detectar en 45 minutos con un entrevistado. Una mezcla que consiste en proactividad, pasion, creatividad, humildad, inteligencia, ambicion, desprendimiento, madurez y habilidad tecnica.</text:p>
      <text:p text:style-name="Text_20_body">Proactividad, si el sistema se cae, si no hay internet, si se fue la luz, si es feriado para el cliente y “no hay trabajo”, el Ingeniero Perfecto no se queda sentado, ya sea saca un libro o piensa en ese metodo que vio por encima el otro dia <text:span text:style-name="T3">pensando</text:span> en la oportunidad de <text:span text:style-name="T1">refactorizarlo</text:span>.</text:p>
      <text:p text:style-name="Text_20_body">Pasion, todos hemos sido parte de aquel juego de “si te dieran un millon de dolares y no tuvieras que trabajar, que harias?” El ingeniero perfecto respondera, sin tituviar, que haria lo mismo que hace ahora, porque tiene amor y pasion por su profesion, su trabajo no es coincidencia, es eleccion.</text:p>
      <text:p text:style-name="Text_20_body">Creatividad aunque los ingenieros son razonales, metodicos y muchas veces predecibles, el Ingeniero Perfecto tiene la dosis necesaria de creatividad para transformar un codigo complicado en una elegante solucion, un posible problema en una oportunidad para mejorar.</text:p>
      <text:p text:style-name="Text_20_body">Humildad nadie quiere estar alrededor de un pretencioso sabelotodo, el Ingeniero Perfecto sabe que tiene que bajar la cabeza cuando se equivoca o admitir sin ponerse rojo que no sabe algo, aunque sea el Ingeniero Perfecto, no hay nadie perfecto.</text:p>
      <text:p text:style-name="Text_20_body">Inteligencia, yo quiero aprender del Ingeniero Perfecto, quiero que sea mas inteligente que yo y que pueda aprender de el.</text:p>
      <text:p text:style-name="Text_20_body">Ambicion, no buscamos un <text:span text:style-name="T1">serruchapisos, </text:span><text:span text:style-name="T2">buscamos un desarrollador que quiera aprender mas y no sea conformista, que busque aprender mas de su empresa, su lenguaje de preferencia. Puntos extra si alguna vez leyo </text:span><text:span text:style-name="T1">The Pragmatic Programmer, Just Ship It, Code Complete</text:span><text:span text:style-name="T2"> o cualquier otro libro de programacion que no sea un recetario.</text:span></text:p>
      <text:p text:style-name="Text_20_body">Desprendimiento un Ingeniero Perfecto busca que todo su equipo, todos los que lo rodean compartan su ambicion y crezcan con el.</text:p>
      <text:p text:style-name="Text_20_body">Madurez es probablemente la cualidad mas importante del Ingeniero Perfecto, madurez en todo lo que hace, desde como saluda a la gente, a como se maneja en una reunion, hasta como recibe criticas sobre su trabajo, en fin una persona madura, en todo el sentido de la palabra.</text:p>
      <text:p text:style-name="Text_20_body">Habilidad tecnica, probablemente una de las caracteristicas mas dificiles de medir en una entrevista, el Ingeniero Perfecto combina su inteligencia con su creatividad para evolucionar diariamente su habilidad tecnica.</text:p>
      <text:p text:style-name="Text_20_body">Ciertamente la lista de habilidades que se han descrito aca le llega como anillo al dedo al 5% o 10% <text:s/>de los desarrolladores a nivel mundial, considerados como <text:span text:style-name="T1">rockstars, experts </text:span><text:span text:style-name="T2">o </text:span><text:span text:style-name="T1">ninjas</text:span><text:span text:style-name="T2">, sin embargo todos podriamos aprender de ese 5% y alcanzar nuestro maximo potencial.</text:span></text:p>
      <text:p text:style-name="P1"/>
      <text:p text:style-name="P1">Fuentes:</text:p>
      <text:p text:style-name="Text_20_body"><text:a xlink:type="simple" xlink:href="http://www.kitchensoap.com/2012/10/25/on-being-a-senior-engineer/">http://www.kitchensoap.com/2012/10/25/on-being-a-senior-engineer/</text:a></text:p>
      <text:p text:style-name="Text_20_body"><text:a xlink:type="simple" xlink:href="http://benlakey.com/2012/07/01/hire-great-developers/">http://benlakey.com/2012/07/01/hire-great-developer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Picado</meta:initial-creator>
    <meta:creation-date>2013-02-01T15:01:54</meta:creation-date>
    <dc:date>2013-02-06T12:35:16</dc:date>
    <dc:creator>Leo Picado</dc:creator>
    <meta:editing-duration>PT3H7S</meta:editing-duration>
    <meta:editing-cycles>35</meta:editing-cycles>
    <meta:generator>LibreOffice/3.5$Linux_X86_64 LibreOffice_project/350m1$Build-2</meta:generator>
    <meta:document-statistic meta:table-count="0" meta:image-count="0" meta:object-count="0" meta:page-count="1" meta:paragraph-count="14" meta:word-count="492" meta:character-count="3179" meta:non-whitespace-character-count="2700"/>
  </office:meta>
</office:document-meta>
</file>